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6cf0" officeooo:paragraph-rsid="001b6c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6:07:22.654758681</meta:creation-date>
    <dc:date>2018-05-22T16:08:10.854072430</dc:date>
    <meta:editing-duration>PT54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1.2.2$MacOSX_X86_64 LibreOffice_project/d3bf12ecb743fc0d20e0be0c58ca359301eb705f</meta:generator>
  </office:meta>
</office:document-meta>
</file>